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91pt"/>
    </style:style>
    <style:style style:name="co2" style:family="table-column">
      <style:table-column-properties fo:break-before="auto" style:column-width="26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56.41pt"/>
    </style:style>
    <style:style style:name="co7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23.1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#NAME?[.$B2]" style:apply-style-name="Untitled1" style:base-cell-address="Summary.B2"/>
      <style:map style:condition="cell-content()=0" style:apply-style-name="Default" style:base-cell-address="Summary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3"/>
      <style:map style:condition="cell-content()=0" style:apply-style-name="Default" style:base-cell-address="Summary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4"/>
      <style:map style:condition="cell-content()=0" style:apply-style-name="Default" style:base-cell-address="Summary.B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5"/>
      <style:map style:condition="cell-content()=0" style:apply-style-name="Default" style:base-cell-address="Summary.B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!=#NAME?[.$B2]" style:apply-style-name="Untitled1" style:base-cell-address="Summary.B2"/>
      <style:map style:condition="cell-content()=0" style:apply-style-name="Default" style:base-cell-address="Summary.B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8"/>
      <style:map style:condition="cell-content()=0" style:apply-style-name="Default" style:base-cell-address="Summary.B8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9"/>
      <style:map style:condition="cell-content()=0" style:apply-style-name="Default" style:base-cell-address="Summary.B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0"/>
      <style:map style:condition="cell-content()=0" style:apply-style-name="Default" style:base-cell-address="Summary.B1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1"/>
      <style:map style:condition="cell-content()=0" style:apply-style-name="Default" style:base-cell-address="Summary.B1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4"/>
      <style:map style:condition="cell-content()=0" style:apply-style-name="Default" style:base-cell-address="Summary.B1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7"/>
      <style:map style:condition="cell-content()=0" style:apply-style-name="Default" style:base-cell-address="Summary.B17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8"/>
      <style:map style:condition="cell-content()=0" style:apply-style-name="Default" style:base-cell-address="Summary.B18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19"/>
      <style:map style:condition="cell-content()=0" style:apply-style-name="Default" style:base-cell-address="Summary.B1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21"/>
      <style:map style:condition="cell-content()=0" style:apply-style-name="Default" style:base-cell-address="Summary.B2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22"/>
      <style:map style:condition="cell-content()=0" style:apply-style-name="Default" style:base-cell-address="Summary.B2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23"/>
      <style:map style:condition="cell-content()=0" style:apply-style-name="Default" style:base-cell-address="Summary.B2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24"/>
      <style:map style:condition="cell-content()=0" style:apply-style-name="Default" style:base-cell-address="Summary.B2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'Y'" style:apply-style-name="Untitled1" style:base-cell-address="Summary.B25"/>
      <style:map style:condition="cell-content()=0" style:apply-style-name="Default" style:base-cell-address="Summary.B2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  <style:map style:condition="cell-content()!=#NAME?[.$B2]" style:apply-style-name="Untitled1" style:base-cell-address="Summary.C2"/>
      <style:map style:condition="cell-content()=0" style:apply-style-name="Default" style:base-cell-address="Summary.C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!=#NAME?[.$B2]" style:apply-style-name="Untitled1" style:base-cell-address="Summary.C2"/>
      <style:map style:condition="cell-content()=0" style:apply-style-name="Default" style:base-cell-address="Summary.C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/>
      <style:text-properties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42" style:family="table-cell" style:parent-style-name="Default" style:data-style-name="N120">
      <style:table-cell-properties fo:wrap-option="wrap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ummary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25"/>
        <table:table-row table:style-name="ro1">
          <table:table-cell table:style-name="ce1" office:value-type="string" calcext:value-type="string">
            <text:p>Field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 Logo</text:p>
          </table:table-cell>
          <table:table-cell table:style-name="ce3"/>
          <table:table-cell table:style-name="ce21"/>
        </table:table-row>
        <table:table-row table:style-name="ro1">
          <table:table-cell office:value-type="string" calcext:value-type="string">
            <text:p>Shop Name</text:p>
          </table:table-cell>
          <table:table-cell table:style-name="ce4" office:value-type="string" calcext:value-type="string">
            <text:p>Y</text:p>
          </table:table-cell>
          <table:table-cell table:style-name="ce2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op Address</text:p>
          </table:table-cell>
          <table:table-cell table:style-name="ce5" office:value-type="string" calcext:value-type="string">
            <text:p>Y</text:p>
          </table:table-cell>
          <table:table-cell table:style-name="ce2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table:style-name="ce6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8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ustomer Name</text:p>
          </table:table-cell>
          <table:table-cell table:style-name="ce9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roduct Start Spacing</text:p>
          </table:table-cell>
          <table:table-cell table:style-name="ce1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table:style-name="ce11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roduct 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</text:p>
          </table:table-cell>
          <table:table-cell table:style-name="ce12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table:style-name="ce13" office:value-type="string" calcext:value-type="string">
            <text:p>Y</text:p>
          </table:table-cell>
          <table:table-cell table:style-name="ce31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table:style-name="ce15" office:value-type="string" calcext:value-type="string">
            <text:p>Y</text:p>
          </table:table-cell>
          <table:table-cell table:style-name="ce33"/>
        </table:table-row>
        <table:table-row table:style-name="ro1">
          <table:table-cell office:value-type="string" calcext:value-type="string">
            <text:p>Footer Start Spac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6" office:value-type="string" calcext:value-type="string">
            <text:p>Y</text:p>
          </table:table-cell>
          <table:table-cell table:style-name="ce34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style-name="ce17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rand Total</text:p>
          </table:table-cell>
          <table:table-cell table:style-name="ce18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our Saving</text:p>
          </table:table-cell>
          <table:table-cell table:style-name="ce19" office:value-type="string" calcext:value-type="string">
            <text:p>Y</text:p>
          </table:table-cell>
          <table:table-cell table:style-name="ce37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style-name="ce20" office:value-type="string" calcext:value-type="string">
            <text:p>Y</text:p>
          </table:table-cell>
          <table:table-cell table:style-name="ce38" office:value-type="string" calcext:value-type="string">
            <text:p>Y</text:p>
          </table:table-cell>
        </table:table-row>
        <calcext:conditional-formats>
          <calcext:conditional-format calcext:target-range-address="Summary.C20:Summary.C20 Summary.C2:Summary.C2 Summary.C6:Summary.C7 Summary.C12:Summary.C13 Summary.C15:Summary.C16">
            <calcext:condition calcext:apply-style-name="Untitled1" calcext:value="!=#NAME?[.$B2]" calcext:base-cell-address="Summary.C2"/>
            <calcext:condition calcext:apply-style-name="Default" calcext:value="=0" calcext:base-cell-address="Summary.C2"/>
          </calcext:conditional-format>
          <calcext:conditional-format calcext:target-range-address="Summary.C3:Summary.C3">
            <calcext:condition calcext:apply-style-name="Untitled1" calcext:value="!='Y'" calcext:base-cell-address="Summary.C3"/>
            <calcext:condition calcext:apply-style-name="Default" calcext:value="=0" calcext:base-cell-address="Summary.C3"/>
          </calcext:conditional-format>
          <calcext:conditional-format calcext:target-range-address="Summary.C4:Summary.C4">
            <calcext:condition calcext:apply-style-name="Untitled1" calcext:value="!='Y'" calcext:base-cell-address="Summary.C4"/>
            <calcext:condition calcext:apply-style-name="Default" calcext:value="=0" calcext:base-cell-address="Summary.C4"/>
          </calcext:conditional-format>
          <calcext:conditional-format calcext:target-range-address="Summary.C5:Summary.C5">
            <calcext:condition calcext:apply-style-name="Untitled1" calcext:value="!='Y'" calcext:base-cell-address="Summary.C5"/>
            <calcext:condition calcext:apply-style-name="Default" calcext:value="=0" calcext:base-cell-address="Summary.C5"/>
          </calcext:conditional-format>
          <calcext:conditional-format calcext:target-range-address="Summary.C8:Summary.C8">
            <calcext:condition calcext:apply-style-name="Untitled1" calcext:value="!='Y'" calcext:base-cell-address="Summary.C8"/>
            <calcext:condition calcext:apply-style-name="Default" calcext:value="=0" calcext:base-cell-address="Summary.C8"/>
          </calcext:conditional-format>
          <calcext:conditional-format calcext:target-range-address="Summary.C9:Summary.C9">
            <calcext:condition calcext:apply-style-name="Untitled1" calcext:value="!='Y'" calcext:base-cell-address="Summary.C9"/>
            <calcext:condition calcext:apply-style-name="Default" calcext:value="=0" calcext:base-cell-address="Summary.C9"/>
          </calcext:conditional-format>
          <calcext:conditional-format calcext:target-range-address="Summary.C10:Summary.C10">
            <calcext:condition calcext:apply-style-name="Untitled1" calcext:value="!='Y'" calcext:base-cell-address="Summary.C10"/>
            <calcext:condition calcext:apply-style-name="Default" calcext:value="=0" calcext:base-cell-address="Summary.C10"/>
          </calcext:conditional-format>
          <calcext:conditional-format calcext:target-range-address="Summary.C11:Summary.C11">
            <calcext:condition calcext:apply-style-name="Untitled1" calcext:value="!='Y'" calcext:base-cell-address="Summary.C11"/>
            <calcext:condition calcext:apply-style-name="Default" calcext:value="=0" calcext:base-cell-address="Summary.C11"/>
          </calcext:conditional-format>
          <calcext:conditional-format calcext:target-range-address="Summary.C14:Summary.C14">
            <calcext:condition calcext:apply-style-name="Untitled1" calcext:value="!='Y'" calcext:base-cell-address="Summary.C14"/>
            <calcext:condition calcext:apply-style-name="Default" calcext:value="=0" calcext:base-cell-address="Summary.C14"/>
          </calcext:conditional-format>
          <calcext:conditional-format calcext:target-range-address="Summary.C17:Summary.C17">
            <calcext:condition calcext:apply-style-name="Untitled1" calcext:value="!='Y'" calcext:base-cell-address="Summary.C17"/>
            <calcext:condition calcext:apply-style-name="Default" calcext:value="=0" calcext:base-cell-address="Summary.C17"/>
          </calcext:conditional-format>
          <calcext:conditional-format calcext:target-range-address="Summary.C18:Summary.C18">
            <calcext:condition calcext:apply-style-name="Untitled1" calcext:value="!='Y'" calcext:base-cell-address="Summary.C18"/>
            <calcext:condition calcext:apply-style-name="Default" calcext:value="=0" calcext:base-cell-address="Summary.C18"/>
          </calcext:conditional-format>
          <calcext:conditional-format calcext:target-range-address="Summary.C19:Summary.C19">
            <calcext:condition calcext:apply-style-name="Untitled1" calcext:value="!='Y'" calcext:base-cell-address="Summary.C19"/>
            <calcext:condition calcext:apply-style-name="Default" calcext:value="=0" calcext:base-cell-address="Summary.C19"/>
          </calcext:conditional-format>
          <calcext:conditional-format calcext:target-range-address="Summary.C21:Summary.C21">
            <calcext:condition calcext:apply-style-name="Untitled1" calcext:value="!='Y'" calcext:base-cell-address="Summary.C21"/>
            <calcext:condition calcext:apply-style-name="Default" calcext:value="=0" calcext:base-cell-address="Summary.C21"/>
          </calcext:conditional-format>
          <calcext:conditional-format calcext:target-range-address="Summary.C22:Summary.C22">
            <calcext:condition calcext:apply-style-name="Untitled1" calcext:value="!='Y'" calcext:base-cell-address="Summary.C22"/>
            <calcext:condition calcext:apply-style-name="Default" calcext:value="=0" calcext:base-cell-address="Summary.C22"/>
          </calcext:conditional-format>
          <calcext:conditional-format calcext:target-range-address="Summary.C23:Summary.C23">
            <calcext:condition calcext:apply-style-name="Untitled1" calcext:value="!='Y'" calcext:base-cell-address="Summary.C23"/>
            <calcext:condition calcext:apply-style-name="Default" calcext:value="=0" calcext:base-cell-address="Summary.C23"/>
          </calcext:conditional-format>
          <calcext:conditional-format calcext:target-range-address="Summary.C24:Summary.C24">
            <calcext:condition calcext:apply-style-name="Untitled1" calcext:value="!='Y'" calcext:base-cell-address="Summary.C24"/>
            <calcext:condition calcext:apply-style-name="Default" calcext:value="=0" calcext:base-cell-address="Summary.C24"/>
          </calcext:conditional-format>
          <calcext:conditional-format calcext:target-range-address="Summary.C25:Summary.C25">
            <calcext:condition calcext:apply-style-name="Untitled1" calcext:value="!='Y'" calcext:base-cell-address="Summary.C25"/>
            <calcext:condition calcext:apply-style-name="Default" calcext:value="=0" calcext:base-cell-address="Summary.C25"/>
          </calcext:conditional-format>
          <calcext:conditional-format calcext:target-range-address="Summary.B20:Summary.B20 Summary.B2:Summary.B2 Summary.B6:Summary.B7 Summary.B12:Summary.B13 Summary.B15:Summary.B16">
            <calcext:condition calcext:apply-style-name="Untitled1" calcext:value="!=#NAME?[.$B2]" calcext:base-cell-address="Summary.B2"/>
            <calcext:condition calcext:apply-style-name="Default" calcext:value="=0" calcext:base-cell-address="Summary.B2"/>
          </calcext:conditional-format>
          <calcext:conditional-format calcext:target-range-address="Summary.B3:Summary.B3">
            <calcext:condition calcext:apply-style-name="Untitled1" calcext:value="!='Y'" calcext:base-cell-address="Summary.B3"/>
            <calcext:condition calcext:apply-style-name="Default" calcext:value="=0" calcext:base-cell-address="Summary.B3"/>
          </calcext:conditional-format>
          <calcext:conditional-format calcext:target-range-address="Summary.B4:Summary.B4">
            <calcext:condition calcext:apply-style-name="Untitled1" calcext:value="!='Y'" calcext:base-cell-address="Summary.B4"/>
            <calcext:condition calcext:apply-style-name="Default" calcext:value="=0" calcext:base-cell-address="Summary.B4"/>
          </calcext:conditional-format>
          <calcext:conditional-format calcext:target-range-address="Summary.B5:Summary.B5">
            <calcext:condition calcext:apply-style-name="Untitled1" calcext:value="!='Y'" calcext:base-cell-address="Summary.B5"/>
            <calcext:condition calcext:apply-style-name="Default" calcext:value="=0" calcext:base-cell-address="Summary.B5"/>
          </calcext:conditional-format>
          <calcext:conditional-format calcext:target-range-address="Summary.B8:Summary.B8">
            <calcext:condition calcext:apply-style-name="Untitled1" calcext:value="!='Y'" calcext:base-cell-address="Summary.B8"/>
            <calcext:condition calcext:apply-style-name="Default" calcext:value="=0" calcext:base-cell-address="Summary.B8"/>
          </calcext:conditional-format>
          <calcext:conditional-format calcext:target-range-address="Summary.B9:Summary.B9">
            <calcext:condition calcext:apply-style-name="Untitled1" calcext:value="!='Y'" calcext:base-cell-address="Summary.B9"/>
            <calcext:condition calcext:apply-style-name="Default" calcext:value="=0" calcext:base-cell-address="Summary.B9"/>
          </calcext:conditional-format>
          <calcext:conditional-format calcext:target-range-address="Summary.B10:Summary.B10">
            <calcext:condition calcext:apply-style-name="Untitled1" calcext:value="!='Y'" calcext:base-cell-address="Summary.B10"/>
            <calcext:condition calcext:apply-style-name="Default" calcext:value="=0" calcext:base-cell-address="Summary.B10"/>
          </calcext:conditional-format>
          <calcext:conditional-format calcext:target-range-address="Summary.B11:Summary.B11">
            <calcext:condition calcext:apply-style-name="Untitled1" calcext:value="!='Y'" calcext:base-cell-address="Summary.B11"/>
            <calcext:condition calcext:apply-style-name="Default" calcext:value="=0" calcext:base-cell-address="Summary.B11"/>
          </calcext:conditional-format>
          <calcext:conditional-format calcext:target-range-address="Summary.B14:Summary.B14">
            <calcext:condition calcext:apply-style-name="Untitled1" calcext:value="!='Y'" calcext:base-cell-address="Summary.B14"/>
            <calcext:condition calcext:apply-style-name="Default" calcext:value="=0" calcext:base-cell-address="Summary.B14"/>
          </calcext:conditional-format>
          <calcext:conditional-format calcext:target-range-address="Summary.B17:Summary.B17">
            <calcext:condition calcext:apply-style-name="Untitled1" calcext:value="!='Y'" calcext:base-cell-address="Summary.B17"/>
            <calcext:condition calcext:apply-style-name="Default" calcext:value="=0" calcext:base-cell-address="Summary.B17"/>
          </calcext:conditional-format>
          <calcext:conditional-format calcext:target-range-address="Summary.B18:Summary.B18">
            <calcext:condition calcext:apply-style-name="Untitled1" calcext:value="!='Y'" calcext:base-cell-address="Summary.B18"/>
            <calcext:condition calcext:apply-style-name="Default" calcext:value="=0" calcext:base-cell-address="Summary.B18"/>
          </calcext:conditional-format>
          <calcext:conditional-format calcext:target-range-address="Summary.B19:Summary.B19">
            <calcext:condition calcext:apply-style-name="Untitled1" calcext:value="!='Y'" calcext:base-cell-address="Summary.B19"/>
            <calcext:condition calcext:apply-style-name="Default" calcext:value="=0" calcext:base-cell-address="Summary.B19"/>
          </calcext:conditional-format>
          <calcext:conditional-format calcext:target-range-address="Summary.B21:Summary.B21">
            <calcext:condition calcext:apply-style-name="Untitled1" calcext:value="!='Y'" calcext:base-cell-address="Summary.B21"/>
            <calcext:condition calcext:apply-style-name="Default" calcext:value="=0" calcext:base-cell-address="Summary.B21"/>
          </calcext:conditional-format>
          <calcext:conditional-format calcext:target-range-address="Summary.B22:Summary.B22">
            <calcext:condition calcext:apply-style-name="Untitled1" calcext:value="!='Y'" calcext:base-cell-address="Summary.B22"/>
            <calcext:condition calcext:apply-style-name="Default" calcext:value="=0" calcext:base-cell-address="Summary.B22"/>
          </calcext:conditional-format>
          <calcext:conditional-format calcext:target-range-address="Summary.B23:Summary.B23">
            <calcext:condition calcext:apply-style-name="Untitled1" calcext:value="!='Y'" calcext:base-cell-address="Summary.B23"/>
            <calcext:condition calcext:apply-style-name="Default" calcext:value="=0" calcext:base-cell-address="Summary.B23"/>
          </calcext:conditional-format>
          <calcext:conditional-format calcext:target-range-address="Summary.B24:Summary.B24">
            <calcext:condition calcext:apply-style-name="Untitled1" calcext:value="!='Y'" calcext:base-cell-address="Summary.B24"/>
            <calcext:condition calcext:apply-style-name="Default" calcext:value="=0" calcext:base-cell-address="Summary.B24"/>
          </calcext:conditional-format>
          <calcext:conditional-format calcext:target-range-address="Summary.B25:Summary.B25">
            <calcext:condition calcext:apply-style-name="Untitled1" calcext:value="!='Y'" calcext:base-cell-address="Summary.B25"/>
            <calcext:condition calcext:apply-style-name="Default" calcext:value="=0" calcext:base-cell-address="Summary.B25"/>
          </calcext:conditional-format>
        </calcext:conditional-formats>
      </table:table>
      <table:table table:name="Secnario 1" table:style-name="ta1">
        <table:table-column table:style-name="co3" table:default-cell-style-name="ce2"/>
        <table:table-column table:style-name="co4" table:number-columns-repeated="6" table:default-cell-style-name="ce39"/>
        <table:table-column table:style-name="co5" table:default-cell-style-name="ce39"/>
        <table:table-column table:style-name="co5" table:default-cell-style-name="ce40"/>
        <table:table-column table:style-name="co6" table:default-cell-style-name="ce40"/>
        <table:table-column table:style-name="co7" table:number-columns-repeated="29" table:default-cell-style-name="Default"/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Start Posi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New Line</text:p>
          </table:table-cell>
          <table:table-cell table:style-name="ce1" office:value-type="string" calcext:value-type="string">
            <text:p>Spacing</text:p>
          </table:table-cell>
          <table:table-cell table:style-name="ce1" office:value-type="string" calcext:value-type="string">
            <text:p>Print Field Name</text:p>
          </table:table-cell>
          <table:table-cell table:style-name="ce1" office:value-type="string" calcext:value-type="string">
            <text:p>Sample Value</text:p>
          </table:table-cell>
          <table:table-cell table:style-name="ce1" office:value-type="string" calcext:value-type="string">
            <text:p># Rows requi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hop Logo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hop 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Lap</text:p>
          </table:table-cell>
          <table:table-cell/>
          <table:table-cell table:style-name="ce43" office:value-type="string" calcext:value-type="string" table:number-columns-spanned="29" table:number-rows-spanned="1">
            <text:p>WiseLap</text:p>
          </table:table-cell>
          <table:covered-table-cell table:number-columns-repeated="28"/>
        </table:table-row>
        <table:table-row table:style-name="ro3">
          <table:table-cell office:value-type="string" calcext:value-type="string">
            <text:p>Shop Addr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G-47, Haware Fantasia Business Park, Sector 30 Vashi, Navi Mumbai 400703</text:p>
          </table:table-cell>
          <table:table-cell table:style-name="ce41" table:formula="of:=ROUNDUP(LEN([.I4])/[.D4])" office:value-type="float" office:value="3" calcext:value-type="float">
            <office:annotation draw:style-name="gr1" draw:text-style-name="P2" svg:width="82.18pt" svg:height="72.88pt" svg:x="557.4pt" svg:y="6.92pt" draw:caption-point-x="-17.29pt" draw:caption-point-y="42.8pt">
              <dc:date>2015-07-18T00:00:00</dc:date>
              <text:p text:style-name="P1">Will need 3 lines to print complete address. Address should be inserted as multiline field</text:p>
            </office:annotation>
            <text:p>3</text:p>
          </table:table-cell>
          <table:table-cell/>
          <table:table-cell table:style-name="ce43" table:formula="of:=LEFT([.I4];21)" office:value-type="string" office:string-value="G-47, Haware Fantasia" calcext:value-type="string" table:number-columns-spanned="27" table:number-rows-spanned="1">
            <text:p>G-47, Haware Fantasia</text:p>
          </table:table-cell>
          <table:covered-table-cell table:number-columns-repeated="26"/>
          <table:table-cell/>
        </table:table-row>
        <table:table-row table:style-name="ro4">
          <table:table-cell office:value-type="string" calcext:value-type="string">
            <text:p>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22 27810199</text:p>
          </table:table-cell>
          <table:table-cell table:number-columns-repeated="2"/>
          <table:table-cell table:style-name="ce43" table:formula="of:=MID([.I4];22;26)" office:value-type="string" office:string-value=" Business Park, Sector 30 " calcext:value-type="string" table:number-columns-spanned="27" table:number-rows-spanned="1">
            <text:p><text:s/>Business Park, Sector 30 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office:value-type="string" calcext:value-type="string">
            <text:p><text:a xlink:href="mailto:thewiselap@gmail.com" xlink:type="simple">thewiselap@gmail.com</text:a></text:p>
          </table:table-cell>
          <table:table-cell table:number-columns-repeated="2"/>
          <table:table-cell table:style-name="ce43" table:formula="of:=MID([.I4];48;27)" office:value-type="string" office:string-value="Vashi, Navi Mumbai 400703" calcext:value-type="string" table:number-columns-spanned="27" table:number-rows-spanned="1">
            <text:p>Vashi, Navi Mumbai 400703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7"/>
          <table:table-cell office:value-type="string" calcext:value-type="string">
            <text:p><text:a xlink:href="http://www.wiselap.com/" xlink:type="simple">www.wiselap.com</text:a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42" office:value-type="date" office:date-value="2015-07-18" calcext:value-type="date">
            <text:p>18-Jul-15</text:p>
          </table:table-cell>
          <table:table-cell table:style-name="ce42"/>
          <table:table-cell/>
          <table:table-cell table:style-name="ce44" office:value-type="string" calcext:value-type="string" table:number-columns-spanned="28" table:number-rows-spanned="1">
            <text:p>Date : 18-Jul-15</text:p>
          </table:table-cell>
          <table:covered-table-cell table:number-columns-repeated="27"/>
        </table:table-row>
        <table:table-row table:style-name="ro2">
          <table:table-cell office:value-type="string" calcext:value-type="string">
            <text:p>Customer Na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ridhar Dinde</text:p>
          </table:table-cell>
          <table:table-cell table:number-columns-repeated="2"/>
          <table:table-cell table:style-name="ce44" office:value-type="string" calcext:value-type="string" table:number-columns-spanned="27" table:number-rows-spanned="1">
            <text:p>Shridhar Dinde</text:p>
          </table:table-cell>
          <table:covered-table-cell table:number-columns-repeated="26"/>
          <table:table-cell/>
        </table:table-row>
        <table:table-row table:style-name="ro2">
          <table:table-cell office:value-type="string" calcext:value-type="string">
            <text:p>Product Start Spac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Product 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Phone 6</text:p>
          </table:table-cell>
          <table:table-cell table:number-columns-repeated="2"/>
          <table:table-cell table:style-name="ce45" office:value-type="string" calcext:value-type="string" table:number-columns-spanned="16" table:number-rows-spanned="1">
            <text:p>Product Name</text:p>
          </table:table-cell>
          <table:covered-table-cell table:number-columns-repeated="15"/>
          <table:table-cell table:number-columns-repeated="12"/>
        </table:table-row>
        <table:table-row table:style-name="ro2">
          <table:table-cell office:value-type="string" calcext:value-type="string">
            <text:p>Product Description</text:p>
          </table:table-cell>
          <table:table-cell table:number-columns-repeated="10"/>
          <table:table-cell table:style-name="ce45" office:value-type="string" calcext:value-type="string" table:number-columns-spanned="7" table:number-rows-spanned="1">
            <text:p>Qty</text:p>
          </table:table-cell>
          <table:covered-table-cell table:number-columns-repeated="6"/>
          <table:table-cell table:style-name="ce45" office:value-type="string" calcext:value-type="string" table:number-columns-spanned="8" table:number-rows-spanned="1">
            <text:p>Rate</text:p>
          </table:table-cell>
          <table:covered-table-cell table:number-columns-repeated="7"/>
          <table:table-cell table:style-name="ce45" office:value-type="string" calcext:value-type="string" table:number-columns-spanned="12" table:number-rows-spanned="1">
            <text:p>Total</text:p>
          </table:table-cell>
          <table:covered-table-cell table:number-columns-repeated="11" table:style-name="ce47"/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IPhone 6 (64 GB, White)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office:value-type="string" calcext:value-type="string">
            <text:p>Q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43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style-name="ce46" office:value-type="float" office:value="52000" calcext:value-type="float" table:number-columns-spanned="8" table:number-rows-spanned="1">
            <text:p>52000</text:p>
          </table:table-cell>
          <table:covered-table-cell table:number-columns-repeated="7" table:style-name="ce47"/>
          <table:table-cell table:style-name="ce46" office:value-type="float" office:value="52000" calcext:value-type="float" table:number-columns-spanned="12" table:number-rows-spanned="1">
            <text:p>52000</text:p>
          </table:table-cell>
          <table:covered-table-cell table:number-columns-repeated="11" table:style-name="ce47"/>
          <table:table-cell/>
        </table:table-row>
        <table:table-row table:style-name="ro1">
          <table:table-cell office:value-type="string" calcext:value-type="string">
            <text:p>List Pric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isc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Total</text:p>
          </table:table-cell>
          <table:covered-table-cell table:number-columns-repeated="14"/>
          <table:table-cell table:style-name="ce46" office:value-type="float" office:value="52000" calcext:value-type="float" table:number-columns-spanned="12" table:number-rows-spanned="1">
            <text:p>52000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44" office:value-type="string" calcext:value-type="string" table:number-columns-spanned="15" table:number-rows-spanned="1">
            <text:p>VAT 4%</text:p>
          </table:table-cell>
          <table:covered-table-cell table:number-columns-repeated="14"/>
          <table:table-cell table:style-name="ce46" table:formula="of:=[.AA16]*0.04" office:value-type="float" office:value="2080" calcext:value-type="float" table:number-columns-spanned="12" table:number-rows-spanned="1">
            <text:p>2080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44" office:value-type="string" calcext:value-type="string" table:number-columns-spanned="15" table:number-rows-spanned="1">
            <text:p>Grand Total</text:p>
          </table:table-cell>
          <table:covered-table-cell table:number-columns-repeated="14"/>
          <table:table-cell table:style-name="ce46" table:formula="of:=[.AA16]+[.AA17]" office:value-type="float" office:value="54080" calcext:value-type="float" table:number-columns-spanned="12" table:number-rows-spanned="1">
            <text:p>54080</text:p>
          </table:table-cell>
          <table:covered-table-cell table:number-columns-repeated="11" table:style-name="ce47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64 GB, Whi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Footer Start Spacing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Your Savings</text:p>
          </table:table-cell>
          <table:covered-table-cell table:number-columns-repeated="14"/>
          <table:table-cell table:style-name="ce46" office:value-type="float" office:value="0" calcext:value-type="float" table:number-columns-spanned="12" table:number-rows-spanned="1">
            <text:p>0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44" table:formula="of:=[.I25]" office:value-type="string" office:string-value="Goods Once sold will not be exchanged" calcext:value-type="string" table:number-columns-spanned="27" table:number-rows-spanned="1">
            <text:p>Goods Once sold will not be exchanged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Your Sav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5">
          <table:table-cell office:value-type="string" calcext:value-type="string">
            <text:p>N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s Once sold will not be exchanged</text:p>
          </table:table-cell>
          <table:table-cell table:number-columns-repeated="30"/>
        </table:table-row>
      </table:table>
      <table:table table:name="Secnario 2" table:style-name="ta1">
        <office:forms form:automatic-focus="false" form:apply-design-mode="false"/>
        <table:table-column table:style-name="co3" table:default-cell-style-name="ce2"/>
        <table:table-column table:style-name="co4" table:number-columns-repeated="6" table:default-cell-style-name="ce39"/>
        <table:table-column table:style-name="co5" table:default-cell-style-name="ce39"/>
        <table:table-column table:style-name="co5" table:default-cell-style-name="ce40"/>
        <table:table-column table:style-name="co6" table:default-cell-style-name="ce40"/>
        <table:table-column table:style-name="co7" table:number-columns-repeated="29" table:default-cell-style-name="Default"/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Start Posi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New Line</text:p>
          </table:table-cell>
          <table:table-cell table:style-name="ce1" office:value-type="string" calcext:value-type="string">
            <text:p>Spacing</text:p>
          </table:table-cell>
          <table:table-cell table:style-name="ce1" office:value-type="string" calcext:value-type="string">
            <text:p>Print Field Name</text:p>
          </table:table-cell>
          <table:table-cell table:style-name="ce1" office:value-type="string" calcext:value-type="string">
            <text:p>Sample Value</text:p>
          </table:table-cell>
          <table:table-cell table:style-name="ce1" office:value-type="string" calcext:value-type="string">
            <text:p># Rows requi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hop Logo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hop 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Lap</text:p>
          </table:table-cell>
          <table:table-cell/>
          <table:table-cell table:style-name="ce43" office:value-type="string" calcext:value-type="string" table:number-columns-spanned="29" table:number-rows-spanned="1">
            <text:p>WiseLap</text:p>
          </table:table-cell>
          <table:covered-table-cell table:number-columns-repeated="28"/>
        </table:table-row>
        <table:table-row table:style-name="ro3">
          <table:table-cell office:value-type="string" calcext:value-type="string">
            <text:p>Shop Addre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G-47, Haware Fantasia Business Park, Sector 30 Vashi, Navi Mumbai 400703</text:p>
          </table:table-cell>
          <table:table-cell table:style-name="ce41" table:formula="of:=ROUNDUP(LEN([.I4])/[.D4])" office:value-type="float" office:value="3" calcext:value-type="float">
            <office:annotation draw:style-name="gr1" draw:text-style-name="P2" svg:width="82.18pt" svg:height="72.88pt" svg:x="656.99pt" svg:y="0pt" draw:caption-point-x="-17.29pt" draw:caption-point-y="38.66pt">
              <dc:date>2015-07-18T00:00:00</dc:date>
              <text:p text:style-name="P1">Will need 3 lines to print complete address. Address should be inserted as multiline field</text:p>
            </office:annotation>
            <text:p>3</text:p>
          </table:table-cell>
          <table:table-cell/>
          <table:table-cell table:style-name="ce43" table:formula="of:=LEFT([.I4];21)" office:value-type="string" office:string-value="G-47, Haware Fantasia" calcext:value-type="string" table:number-columns-spanned="27" table:number-rows-spanned="1">
            <text:p>G-47, Haware Fantasia</text:p>
          </table:table-cell>
          <table:covered-table-cell table:number-columns-repeated="26"/>
          <table:table-cell/>
        </table:table-row>
        <table:table-row table:style-name="ro4">
          <table:table-cell office:value-type="string" calcext:value-type="string">
            <text:p>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22 27810199</text:p>
          </table:table-cell>
          <table:table-cell table:number-columns-repeated="2"/>
          <table:table-cell table:style-name="ce43" table:formula="of:=MID([.I4];22;26)" office:value-type="string" office:string-value=" Business Park, Sector 30 " calcext:value-type="string" table:number-columns-spanned="27" table:number-rows-spanned="1">
            <text:p><text:s/>Business Park, Sector 30 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office:value-type="string" calcext:value-type="string">
            <text:p><text:a xlink:href="mailto:thewiselap@gmail.com" xlink:type="simple">thewiselap@gmail.com</text:a></text:p>
          </table:table-cell>
          <table:table-cell table:number-columns-repeated="2"/>
          <table:table-cell table:style-name="ce43" table:formula="of:=MID([.I4];48;27)" office:value-type="string" office:string-value="Vashi, Navi Mumbai 400703" calcext:value-type="string" table:number-columns-spanned="27" table:number-rows-spanned="1">
            <text:p>Vashi, Navi Mumbai 400703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7"/>
          <table:table-cell office:value-type="string" calcext:value-type="string">
            <text:p><text:a xlink:href="http://www.wiselap.com/" xlink:type="simple">www.wiselap.com</text:a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42" office:value-type="date" office:date-value="2015-07-18" calcext:value-type="date">
            <text:p>18-Jul-15</text:p>
          </table:table-cell>
          <table:table-cell table:style-name="ce42"/>
          <table:table-cell/>
          <table:table-cell table:style-name="ce44" office:value-type="string" calcext:value-type="string" table:number-columns-spanned="28" table:number-rows-spanned="1">
            <text:p>Date : 18-Jul-15</text:p>
          </table:table-cell>
          <table:covered-table-cell table:number-columns-repeated="27"/>
        </table:table-row>
        <table:table-row table:style-name="ro2">
          <table:table-cell office:value-type="string" calcext:value-type="string">
            <text:p>Customer Na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ridhar Dinde</text:p>
          </table:table-cell>
          <table:table-cell table:number-columns-repeated="2"/>
          <table:table-cell table:style-name="ce44" office:value-type="string" calcext:value-type="string" table:number-columns-spanned="27" table:number-rows-spanned="1">
            <text:p>Shridhar Dinde</text:p>
          </table:table-cell>
          <table:covered-table-cell table:number-columns-repeated="26"/>
          <table:table-cell/>
        </table:table-row>
        <table:table-row table:style-name="ro2">
          <table:table-cell office:value-type="string" calcext:value-type="string">
            <text:p>Product Start Spac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Product 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h</text:p>
            <text:p>Notebook</text:p>
          </table:table-cell>
          <table:table-cell table:number-columns-repeated="2"/>
          <table:table-cell table:style-name="ce45" office:value-type="string" calcext:value-type="string" table:number-columns-spanned="16" table:number-rows-spanned="1">
            <text:p>Product Name</text:p>
          </table:table-cell>
          <table:covered-table-cell table:number-columns-repeated="15"/>
          <table:table-cell table:style-name="ce43" office:value-type="string" calcext:value-type="string" table:number-columns-spanned="11" table:number-rows-spanned="1">
            <text:p>Total</text:p>
          </table:table-cell>
          <table:covered-table-cell table:number-columns-repeated="10"/>
          <table:table-cell/>
        </table:table-row>
        <table:table-row table:style-name="ro2">
          <table:table-cell office:value-type="string" calcext:value-type="string">
            <text:p>Product Description</text:p>
          </table:table-cell>
          <table:table-cell table:number-columns-repeated="10"/>
          <table:table-cell table:style-name="ce44" office:value-type="string" calcext:value-type="string" table:number-columns-spanned="16" table:number-rows-spanned="1">
            <text:p>English</text:p>
          </table:table-cell>
          <table:covered-table-cell table:number-columns-repeated="15"/>
          <table:table-cell table:style-name="ce46" office:value-type="float" office:value="75" calcext:value-type="float" table:number-columns-spanned="11" table:number-rows-spanned="1">
            <text:p>75</text:p>
          </table:table-cell>
          <table:covered-table-cell table:number-columns-repeated="10" table:style-name="ce47"/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10"/>
          <table:table-cell table:style-name="ce44" office:value-type="string" calcext:value-type="string" table:number-columns-spanned="16" table:number-rows-spanned="1">
            <text:p>Notebook (3)</text:p>
          </table:table-cell>
          <table:covered-table-cell table:number-columns-repeated="15"/>
          <table:table-cell table:style-name="ce46" office:value-type="float" office:value="60" calcext:value-type="float" table:number-columns-spanned="11" table:number-rows-spanned="1">
            <text:p>60</text:p>
          </table:table-cell>
          <table:covered-table-cell table:number-columns-repeated="10" table:style-name="ce47"/>
          <table:table-cell/>
        </table:table-row>
        <table:table-row table:style-name="ro2">
          <table:table-cell office:value-type="string" calcext:value-type="string">
            <text:p>Qt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No</text:p>
          </table:table-cell>
          <table:table-cell office:value-type="string" calcext:value-type="string">
            <office:annotation draw:style-name="gr2" draw:text-style-name="P2" svg:width="82.18pt" svg:height="28.09pt" svg:x="501pt" svg:y="245.25pt" draw:caption-point-x="-17.29pt" draw:caption-point-y="42.8pt">
              <dc:date>2015-07-18T00:00:00</dc:date>
              <text:p text:style-name="P1">If Qty is 1, don't add qty</text:p>
            </office:annotation>
            <text:p>1</text:p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st Price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Total</text:p>
          </table:table-cell>
          <table:covered-table-cell table:number-columns-repeated="14"/>
          <table:table-cell table:style-name="ce46" table:formula="of:=[.AB13]+[.AB12]" office:value-type="float" office:value="135" calcext:value-type="float" table:number-columns-spanned="12" table:number-rows-spanned="1">
            <text:p>135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Disc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VAT 4%</text:p>
          </table:table-cell>
          <table:covered-table-cell table:number-columns-repeated="14"/>
          <table:table-cell table:style-name="ce46" table:formula="of:=[.AA15]*0.04" office:value-type="float" office:value="5.4" calcext:value-type="float" table:number-columns-spanned="12" table:number-rows-spanned="1">
            <text:p>5.4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Grand Total</text:p>
          </table:table-cell>
          <table:covered-table-cell table:number-columns-repeated="14"/>
          <table:table-cell table:style-name="ce46" table:formula="of:=[.AA15]+[.AA16]" office:value-type="float" office:value="140.4" calcext:value-type="float" table:number-columns-spanned="12" table:number-rows-spanned="1">
            <text:p>140.4</text:p>
          </table:table-cell>
          <table:covered-table-cell table:number-columns-repeated="11" table:style-name="ce47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10"/>
          <table:table-cell table:style-name="ce44" office:value-type="string" calcext:value-type="string" table:number-columns-spanned="15" table:number-rows-spanned="1">
            <text:p>Your Savings</text:p>
          </table:table-cell>
          <table:covered-table-cell table:number-columns-repeated="14"/>
          <table:table-cell table:style-name="ce46" office:value-type="float" office:value="0" calcext:value-type="float" table:number-columns-spanned="12" table:number-rows-spanned="1">
            <text:p>0</text:p>
          </table:table-cell>
          <table:covered-table-cell table:number-columns-repeated="11"/>
          <table:table-cell/>
        </table:table-row>
        <table:table-row table:style-name="ro2">
          <table:table-cell office:value-type="string" calcext:value-type="string">
            <text:p>Footer Start Spacing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44" table:formula="of:=[.I25]" office:value-type="string" office:string-value="Goods Once sold will not be exchanged" calcext:value-type="string" table:number-columns-spanned="27" table:number-rows-spanned="1">
            <text:p>Goods Once sold will not be exchanged</text:p>
          </table:table-cell>
          <table:covered-table-cell table:number-columns-repeated="26"/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Your Sav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>
            <office:annotation draw:style-name="gr2" draw:text-style-name="P2" svg:width="82.18pt" svg:height="39.29pt" svg:x="501pt" svg:y="395.38pt" draw:caption-point-x="-17.29pt" draw:caption-point-y="42.8pt">
              <dc:date>2015-07-18T00:00:00</dc:date>
              <text:p text:style-name="P1">Print Saving if there is saving, else not</text:p>
            </office:annotation>
          </table:table-cell>
          <table:table-cell table:number-columns-repeated="30"/>
        </table:table-row>
        <table:table-row table:style-name="ro5">
          <table:table-cell office:value-type="string" calcext:value-type="string">
            <text:p>N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s Once sold will not be exchanged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8T00:11:31.287000000</meta:creation-date>
    <dc:date>2015-07-18T01:52:14.816000000</dc:date>
    <meta:editing-duration>PT8M19S</meta:editing-duration>
    <meta:editing-cycles>2</meta:editing-cycles>
    <meta:generator>LibreOffice/4.4.3.2$Windows_x86 LibreOffice_project/88805f81e9fe61362df02b9941de8e38a9b5fd16</meta:generator>
    <meta:document-statistic meta:table-count="3" meta:cell-count="436" meta:object-count="0"/>
  </office:meta>
</office:document-meta>
</file>